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40279876ADE5C06746.jpg" manifest:media-type="image/jpeg"/>
  <manifest:file-entry manifest:full-path="Pictures/100000000000040000000240BDF0124C81CD4050.jpg" manifest:media-type="image/jpeg"/>
  <manifest:file-entry manifest:full-path="Pictures/10000000000004000000024003CB4CD8D8CE274F.jpg" manifest:media-type="image/jpeg"/>
  <manifest:file-entry manifest:full-path="Pictures/100000000000040000000240DD764DEE936CA593.jpg" manifest:media-type="image/jpeg"/>
  <manifest:file-entry manifest:full-path="Pictures/100000000000040000000240A16D965EBD0F82AE.jpg" manifest:media-type="image/jpeg"/>
  <manifest:file-entry manifest:full-path="Pictures/10000000000004000000024040DD6B0B8C6CAC58.jpg" manifest:media-type="image/jpeg"/>
  <manifest:file-entry manifest:full-path="Pictures/10000000000004000000024029B709FAFFFB1623.jpg" manifest:media-type="image/jpeg"/>
  <manifest:file-entry manifest:full-path="Pictures/1000000000000400000002404B4C6B45221F8E29.jpg" manifest:media-type="image/jpeg"/>
  <manifest:file-entry manifest:full-path="Pictures/1000000000000400000002403D7528AFBB190595.jpg" manifest:media-type="image/jpeg"/>
  <manifest:file-entry manifest:full-path="Pictures/1000000000000400000002407F5E43C56CABB583.jpg" manifest:media-type="image/jpeg"/>
  <manifest:file-entry manifest:full-path="Pictures/1000000000000400000002400C48D0F28F0120C1.jpg" manifest:media-type="image/jpeg"/>
  <manifest:file-entry manifest:full-path="Pictures/10000000000004000000024093083994F4C8F91E.jpg" manifest:media-type="image/jpeg"/>
  <manifest:file-entry manifest:full-path="Pictures/10000000000004000000024086E18953F45463A9.jpg" manifest:media-type="image/jpeg"/>
  <manifest:file-entry manifest:full-path="Pictures/100000000000040000000240E4E21EF30A179EAA.jpg" manifest:media-type="image/jpeg"/>
  <manifest:file-entry manifest:full-path="Pictures/100000000000040000000240FDA6777F7DDB3D6E.jpg" manifest:media-type="image/jpeg"/>
  <manifest:file-entry manifest:full-path="Pictures/10000000000004000000024082DB4115F88A89EC.jpg" manifest:media-type="image/jpeg"/>
  <manifest:file-entry manifest:full-path="Pictures/100000000000040000000240494533322D498AFF.jpg" manifest:media-type="image/jpeg"/>
  <manifest:file-entry manifest:full-path="Pictures/100000000000040000000240A688417BEA4EFFA0.jpg" manifest:media-type="image/jpeg"/>
  <manifest:file-entry manifest:full-path="Pictures/100000000000040000000240808E0E6706E6E180.jpg" manifest:media-type="image/jpeg"/>
  <manifest:file-entry manifest:full-path="Pictures/100000000000040000000240922F6A11438DFF97.jpg" manifest:media-type="image/jpeg"/>
  <manifest:file-entry manifest:full-path="Pictures/100000000000040000000240AAC2B15468495211.jpg" manifest:media-type="image/jpeg"/>
  <manifest:file-entry manifest:full-path="Pictures/100000000000040000000240F29EB8CA40CF185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7.444cm" svg:height="24.487cm" svg:x="-28.181cm" svg:y="-2.123cm">
          <draw:image xlink:href="Pictures/10000000000004000000024040DD6B0B8C6CAC5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67.143cm" svg:height="21.264cm" svg:x="-18.339cm" svg:y="-0.028cm">
          <draw:image xlink:href="Pictures/10000000000004000000024029B709FAFFFB162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67.143cm" svg:height="22.121cm" svg:x="-18.72cm" svg:y="0.315cm">
          <draw:image xlink:href="Pictures/1000000000000400000002403D7528AFBB19059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65.235cm" svg:height="21.606cm" svg:x="-17.957cm" svg:y="-0.199cm">
          <draw:image xlink:href="Pictures/1000000000000400000002407F5E43C56CABB58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68.287cm" svg:height="22.121cm" svg:x="-19.483cm" svg:y="-0.371cm">
          <draw:image xlink:href="Pictures/10000000000004000000024093083994F4C8F91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64.855cm" svg:height="23.15cm" svg:x="-18.339cm" svg:y="0.144cm">
          <draw:image xlink:href="Pictures/100000000000040000000240E4E21EF30A179EA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44.635cm" svg:height="21.778cm" svg:x="-8.038cm" svg:y="-0.714cm">
          <draw:image xlink:href="Pictures/100000000000040000000240FDA6777F7DDB3D6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65.617cm" svg:height="21.435cm" svg:x="-16.813cm" svg:y="-0.028cm">
          <draw:image xlink:href="Pictures/100000000000040000000240494533322D498AF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66.562cm" svg:height="20.715cm" draw:transform="skewX (-0.0280998009571087) translate (-17.957cm -0.028cm)">
          <draw:image xlink:href="Pictures/1000000000000400000002404B4C6B45221F8E2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9.7cm" svg:height="21.75cm" svg:x="0cm" svg:y="0cm">
          <draw:image xlink:href="Pictures/100000000000040000000240922F6A11438DFF9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1" draw:text-style-name="P1" draw:layer="layout" svg:width="29.25cm" svg:height="21.199cm" svg:x="0cm" svg:y="-0.199cm">
          <draw:image xlink:href="Pictures/100000000000040000000240F29EB8CA40CF185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66.381cm" svg:height="21cm" svg:x="-18.72cm" svg:y="0cm">
          <draw:image xlink:href="Pictures/100000000000040000000240AAC2B1546849521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66.761cm" svg:height="24.35cm" svg:x="-17.957cm" svg:y="-2.6cm">
          <draw:image xlink:href="Pictures/10000000000004000000024086E18953F45463A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1" draw:layer="layout" svg:width="39.295cm" svg:height="21.606cm" svg:x="-4.604cm" svg:y="-0.542cm">
          <draw:image xlink:href="Pictures/100000000000040000000240808E0E6706E6E18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64.524cm" svg:height="25.208cm" draw:transform="skewX (-0.012915436464758) translate (-17.576cm -3.114cm)">
          <draw:image xlink:href="Pictures/10000000000004000000024082DB4115F88A89E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66.381cm" svg:height="20.921cm" svg:x="-17.957cm" svg:y="0.315cm">
          <draw:image xlink:href="Pictures/100000000000040000000240A16D965EBD0F82A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64.473cm" svg:height="20.749cm" svg:x="-16.05cm" svg:y="0.315cm">
          <draw:image xlink:href="Pictures/100000000000040000000240DD764DEE936CA59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67.143cm" svg:height="20.921cm" svg:x="-18.339cm" svg:y="-0.028cm">
          <draw:image xlink:href="Pictures/1000000000000400000002400C48D0F28F0120C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1" draw:layer="layout" svg:width="64.473cm" svg:height="22.635cm" svg:x="-19.865cm" svg:y="-0.714cm">
          <draw:image xlink:href="Pictures/10000000000004000000024003CB4CD8D8CE274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1" draw:layer="layout" svg:width="67.525cm" svg:height="21.435cm" svg:x="-17.957cm" svg:y="-0.371cm">
          <draw:image xlink:href="Pictures/100000000000040000000240A688417BEA4EFFA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" draw:text-style-name="P1" draw:layer="layout" svg:width="67.932cm" svg:height="21.778cm" draw:transform="skewX (-0.0162315620435473) translate (-19.102cm -0.371cm)">
          <draw:image xlink:href="Pictures/100000000000040000000240BDF0124C81CD405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1" draw:layer="layout" svg:width="69.051cm" svg:height="21.778cm" svg:x="-19.483cm" svg:y="0.315cm">
          <draw:image xlink:href="Pictures/100000000000040000000240279876ADE5C0674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.8999996185303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3cm" fo:margin-bottom="0cm" fo:text-indent="0cm"/>
      <style:text-properties fo:font-size="1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4cm" fo:margin-bottom="0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6cm" fo:margin-bottom="0cm" fo:text-indent="0cm"/>
      <style:text-properties fo:font-size="13.6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094cm" svg:height="3.172cm" svg:x="1.801cm" svg:y="1.757cm" presentation:class="title" presentation:placeholder="true">
        <draw:text-box/>
      </draw:frame>
      <draw:frame presentation:style-name="Default-outline1" draw:layer="backgroundobjects" svg:width="26.094cm" svg:height="11.019cm" svg:x="1.801cm" svg:y="5.44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04T04:38:07.906049020</meta:creation-date>
    <dc:date>2021-01-04T05:44:16.555083059</dc:date>
    <meta:editing-duration>PT23M42S</meta:editing-duration>
    <meta:editing-cycles>2</meta:editing-cycles>
    <meta:generator>LibreOffice/7.0.0.2$Linux_X86_64 LibreOffice_project/00$Build-2</meta:generator>
    <meta:document-statistic meta:object-count="84"/>
  </office:meta>
</office:document-meta>
</file>